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0.833cm" fo:break-before="auto" style:use-optimal-row-height="true"/>
    </style:style>
    <style:style style:name="ro7" style:family="table-row">
      <style:table-row-properties style:row-height="2.018cm" fo:break-before="auto" style:use-optimal-row-height="true"/>
    </style:style>
    <style:style style:name="ro8" style:family="table-row">
      <style:table-row-properties style:row-height="1.623cm" fo:break-before="auto" style:use-optimal-row-height="true"/>
    </style:style>
    <style:style style:name="ro9" style:family="table-row">
      <style:table-row-properties style:row-height="2.41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hapitre</text:p>
          </table:table-cell>
          <table:table-cell office:value-type="string" calcext:value-type="string">
            <text:p>Séquen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Texte</text:p>
          </table:table-cell>
          <table:table-cell office:value-type="string" calcext:value-type="string">
            <text:p>Fait 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« ... ces taudis hideux</text:p>
            <text:p>ont enfin disparu ...</text:p>
            <text:p>Place au futur ! »</text:p>
          </table:table-cell>
          <table:table-cell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« ... beaucoup mieux en blanc...</text:p>
            <text:p>maintenant, traversez la rue,</text:p>
            <text:p>vous trouverez du travail  ! »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 bon mati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mson Sanchouz de la Manch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el ! C’est l’heure de la répétition du matin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ez ! En place, et en vitesse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n, bon... Poursuivons !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Bravo, bravo !</text:p>
            <text:p> Ça fait bien longtemps qu’on a </text:p>
            <text:p>pas eu un concert de ce genre </text:p>
            <text:p>à Belleville-la-Neuve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Enfin, " la Neuve ",</text:p>
            <text:p>pas tout à fait... Vous êtes ici </text:p>
            <text:p>dans le quartier des Vanupiés, </text:p>
            <text:p>le cœur historique de Belleville !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C’est notre repaire à nous, </text:p>
            <text:p>le cabaret des Sanchouz </text:p>
            <text:p>de la Mancha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Dalida, trapéziste et</text:p>
            <text:p>équilibriste avant-gardiste !</text:p>
            <text:p>Sans doute le meilleur</text:p>
            <text:p>spectacle de la semaine...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Véronique Sanchouz </text:p>
            <text:p>de la Mancha,</text:p>
            <text:p> une voyante extra-lucide... </text:p>
            <text:p>et ultra-putride !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Le célèbre fakir Ravi Sanchouz.</text:p>
            <text:p>Il ne manque pas de piquant !</text:p>
            <text:p>Sans doute le meilleur</text:p>
            <text:p>spectacle de la semaine... »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Yula Sanchouz, le </text:p>
            <text:p>transformiste avant-gardiste !</text:p>
            <text:p>Sans doute le meilleur spectacle</text:p>
            <text:p>de la semain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… et Dédé le technicien ! </text:p>
            <text:p>Sans doute le meilleur technicien </text:p>
            <text:p>de la semain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oi? Je suis Sancho</text:p>
            <text:p>Sanchouz de la Mancha,</text:p>
            <text:p>Prestidigitateur ...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t jongleur !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« Toute la ville vit en pleine </text:p>
            <text:p>paix publicitaire, sauf ce </text:p>
            <text:p>quartier dissident qui refuse </text:p>
            <text:p>encore notre monde de rêve..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itchell, je ne tolérerai pas </text:p>
            <text:p>plus longtemps l’échec de </text:p>
            <text:p>vos idées fumeuses ! »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« Justement, j’ai eu une idée</text:p>
            <text:p>révolutionnaire à ce sujet...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 paillasson publicitaire !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« Chaussures ! et ne traîne pas dans </text:p>
            <text:p>le coin, c'est dangereux, je prépare </text:p>
            <text:p>un méga feu d'artifice pour la </text:p>
            <text:p>fin du spectacle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et maintenant, dans son inimmitable</text:p>
            <text:p>numéro de claquettes,</text:p>
            <text:p>le Fakir Ravi Sans Shoes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Ah, tu tombes bien ! </text:p>
            <text:p>Vas donc distribuer ces friandises</text:p>
            <text:p>pendant l'entracte . »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« Mesdames et Messieurs,</text:p>
            <text:p>il est temps de profiter d'une</text:p>
            <text:p>pause bien méritée ! 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ah, ben ... c'est le moment</text:p>
            <text:p>de recommencer ...</text:p>
            <text:p>alors JONGLAGE ! »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Bon, heu ... On enchaîne !</text:p>
            <text:p>Monsieur ? VOTRE VESTE ! »</text:p>
          </table:table-cell>
          <table:table-cell/>
        </table:table-row>
        <table:table-row table:style-name="ro6"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« Hey vous ! Excusez-moi !</text:p>
            <text:p>Bravo, bravo, fantastique ! »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« Mais quel travail harassant</text:p>
            <text:p>de devoir faire le ménage après</text:p>
            <text:p>votre si beau spectacle,</text:p>
            <text:p>si seulement vous aviez </text:p>
            <text:p>des paillassons à l’entrée !.. »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« Pas d’inquiétude : figurez vous</text:p>
            <text:p>que j’ai justement une offre</text:p>
            <text:p>exceptionnelle à vous proposer</text:p>
            <text:p>de la part de votre nouvel ami :</text:p>
            <text:p>JACK CAESAR !»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...élégant, doux au toucher,</text:p>
            <text:p>détecte automatiquement votre </text:p>
            <text:p>pointure, décrotte sans </text:p>
            <text:p>abîmer les chaussures..!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... c'est gratuit, il faut juste</text:p>
            <text:p>signer sans lire ce petit </text:p>
            <text:p>contrat de 437 pages..! 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Ah, vous, je sens que vous</text:p>
            <text:p>n'allez pas dire non à cette offre</text:p>
            <text:p>EXCEPTIONNELLE !!! »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Il suffit simplement de signer</text:p>
            <text:p>ce contrat sans le lire... »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Pauvre Dédé !</text:p>
            <text:p>J'espère qu'il va s'en sortir ! 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Comment va-t-on faire ?</text:p>
            <text:p>Le prochain spectacle est</text:p>
            <text:p>dans deux jours ... »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vant la tour de Jack Caesar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Incapable ! Ca suffit !</text:p>
            <text:p>Trouvez immédiatement</text:p>
            <text:p>un moyen de raser</text:p>
            <text:p>leur campement ! » 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Demain, ici, je veux des</text:p>
            <text:p>immeubles et des</text:p>
            <text:p>paillassons connectés !</text:p>
            <text:p>AU TRAVAIL MITCHELL !! » </text:p>
          </table:table-cell>
          <table:table-cell/>
        </table:table-row>
        <table:table-row table:style-name="ro9">
          <table:table-cell table:number-columns-repeated="3"/>
          <table:table-cell office:value-type="string" calcext:value-type="string">
            <text:p>Houdini Oui Ninon ! Ses pouvoirs</text:p>
            <text:p>héréditaires résoudront tous vos</text:p>
            <text:p>problèmes : chance aux affaires,</text:p>
            <text:p>retour de l'être aimé, </text:p>
            <text:p>tes ennemis à tes pieds,</text:p>
            <text:p>avec ou sans chaussures 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cusez-moi..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Je me suis dit que vous pourriez</text:p>
            <text:p>peut-être m'aider avec mon petit</text:p>
            <text:p>problème de Vanupiés...  » 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Comment faire ?</text:p>
            <text:p>Dédé le technicien est</text:p>
            <text:p>vraiment irremplaçable ! » 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J'ai retrouvé mon vieil</text:p>
            <text:p>assistant zombie.</text:p>
            <text:p>Il pourra peut-être t'aider ? »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h, ça...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Tu vas voir, ce n'est pas un </text:p>
            <text:p>travail très compliqué. » 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Tout ce que tu as à faire,</text:p>
            <text:p>c'est d'ouvrir le rideau</text:p>
            <text:p>quand je te le dis. »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ladin s'improvise éclairagiste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« Tu sais te servir de ça ? » 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Bon... alors essaie de</text:p>
            <text:p>suivre tous mes mouvements. »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« Avec le projecteur, crétin ! »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uverture rideau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ez, ouverture rideau !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...et voilà ! L'aboutissement</text:p>
            <text:p>d'un mois de recherches !! » 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Les astres ont parlé :</text:p>
            <text:p>c'est le jour d'un</text:p>
            <text:p>grand prodige...</text:p>
            <text:p>Il faut avertir Samson !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u-vert-ture RIDEAUX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U – VER – TURE …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Bienvenue à toi,</text:p>
            <text:p>nouvel assistant.  » 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Ta quête est simple. </text:p>
            <text:p>En entendant : "Haut vol",</text:p>
            <text:p>le bouton tu presseras »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 bouton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ur de représentation.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Mesdames, messieurs, et</text:p>
            <text:p>créatures indéterminées,</text:p>
            <text:p>BONSOIR ! »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Commençons avec le</text:p>
            <text:p>clou du spectacle, le transformiste</text:p>
            <text:p>Yula Sanchouz de la Mancha !</text:p>
            <text:p>...et son assistant... 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...et on applaudit Yula, le</text:p>
            <text:p>transformiste le plus...</text:p>
            <text:p>le plus COMIQUE du monde ! »</text:p>
          </table:table-cell>
          <table:table-cell/>
        </table:table-row>
        <table:table-row table:style-name="ro8">
          <table:table-cell table:number-columns-repeated="3"/>
          <table:table-cell office:value-type="string" calcext:value-type="string">
            <text:p>« on enchaîne avec</text:p>
            <text:p>le clou du spectacle !</text:p>
            <text:p>Dalida Sanchouz</text:p>
            <text:p>de la Mancha... »</text:p>
          </table:table-cell>
          <table:table-cell/>
        </table:table-row>
        <table:table-row table:style-name="ro5">
          <table:table-cell table:number-columns-repeated="3"/>
          <table:table-cell office:value-type="string" calcext:value-type="string">
            <text:p>« hmm, il est temps de</text:p>
            <text:p>prendre les choses en main...</text:p>
            <text:p>Vous n'en croirez pas vos yeux !  »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...Hmm, c'est justement l'heure</text:p>
            <text:p>du clou du spectacle... »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h, mais c’est ma montre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l nous a tous volés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Vanupiés, voleurs !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 voleur ! Au voleur ! AU VOL.. !</text:p>
          </table:table-cell>
          <table:table-cell/>
        </table:table-row>
        <table:table-row table:style-name="ro6">
          <table:table-cell table:number-columns-repeated="3"/>
          <table:table-cell office:value-type="string" calcext:value-type="string">
            <text:p>« N'approchez pas, ou...</text:p>
            <text:p>je vous BLANCHIS ! »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La fin de l'histoire </text:p>
            <text:p>ne nous plaît pas.</text:p>
            <text:p>Passez par ici, vous pourrez</text:p>
            <text:p>sûrement y faire quelque-chose.</text:p>
            <text:p>Longue vie aux Vanupiés !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9">00/00/0000</text:date>, <text:time style:data-style-name="N2" text:time-value="16:47:26.9165667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5:15:17.220165406</meta:creation-date>
    <dc:date>2022-09-29T17:23:02.974556320</dc:date>
    <meta:editing-duration>PT2H17S</meta:editing-duration>
    <meta:editing-cycles>3</meta:editing-cycles>
    <meta:generator>LibreOffice/7.0.4.2$Linux_X86_64 LibreOffice_project/00$Build-2</meta:generator>
    <meta:document-statistic meta:table-count="1" meta:cell-count="88" meta:object-count="0"/>
    <meta:user-defined meta:name="qrichtext">1</meta:user-defined>
  </office:meta>
</office:document-meta>
</file>